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7.036cm" fo:min-width="4.5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6cm" fo:min-width="1.48cm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1.96cm" fo:padding-top="0.165cm" fo:padding-bottom="0.165cm" fo:padding-left="0.29cm" fo:padding-right="0.29cm"/>
    </style:style>
    <style:style style:name="gr5" style:family="graphic" style:parent-style-name="standard">
      <style:graphic-properties draw:stroke="solid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0.432cm" fo:min-width="3.611cm" fo:padding-top="0.165cm" fo:padding-bottom="0.165cm" fo:padding-left="0.29cm" fo:padding-right="0.29cm"/>
    </style:style>
    <style:style style:name="gr6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7.317cm" fo:min-width="5.389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4cm"/>
    </style:style>
    <style:style style:name="gr8" style:family="graphic" style:parent-style-name="standard">
      <style:graphic-properties draw:stroke="solid" svg:stroke-width="0.053cm" svg:stroke-color="#000000" draw:marker-start="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-width="0.279cm" draw:marker-end="Arrow" draw:marker-end-width="0.279cm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solid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0.686cm" fo:min-width="1.9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svg:stroke-width="0.053cm" svg:stroke-color="#000000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441cm" fo:min-width="1.48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="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dash" draw:stroke-dash="Fine_20_Dashed" svg:stroke-width="0.081cm" svg:stroke-color="#000000" draw:marker-start-width="0.321cm" draw:marker-end-width="0.321cm" draw:fill="none" draw:textarea-horizontal-align="justify" draw:textarea-vertical-align="middle" draw:auto-grow-height="false" fo:min-height="0.819cm" fo:min-width="4.5cm" fo:padding-top="0.165cm" fo:padding-bottom="0.165cm" fo:padding-left="0.29cm" fo:padding-right="0.29cm"/>
    </style:style>
    <style:style style:name="gr18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4cm" fo:min-width="0cm"/>
    </style:style>
    <style:style style:name="gr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draw:stroke="dash" draw:stroke-dash="Fine_20_Dashed" svg:stroke-width="0.053cm" draw:marker-start="Arrow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draw:stroke="dash" draw:stroke-dash="Fine_20_Dashed" svg:stroke-width="0.053cm" draw:marker-start="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  <style:text-properties style:font-name="Times New Roman" fo:font-size="12pt"/>
    </style:style>
    <style:style style:name="P2" style:family="paragraph">
      <style:text-properties style:font-name="Times New Roman" fo:font-size="12pt"/>
    </style:style>
    <style:style style:name="P3" style:family="paragraph">
      <loext:graphic-properties draw:fill="none" draw:fill-color="#ffffff"/>
      <style:text-properties style:font-name="Times New Roman" fo:font-size="12pt"/>
    </style:style>
    <style:style style:name="P4" style:family="paragraph">
      <style:paragraph-properties fo:text-align="center"/>
      <style:text-properties style:font-name="Times New Roman" fo:font-size="12pt"/>
    </style:style>
    <style:style style:name="P5" style:family="paragraph">
      <loext:graphic-properties draw:fill-color="#000000"/>
      <style:paragraph-properties fo:text-align="center"/>
      <style:text-properties style:font-name="Times New Roman" fo:font-size="12pt"/>
    </style:style>
    <style:style style:name="P6" style:family="paragraph">
      <style:text-properties style:font-name="Times New Roman1" fo:font-size="12pt" style:font-size-asian="18pt" style:font-size-complex="18pt"/>
    </style:style>
    <style:style style:name="P7" style:family="paragraph">
      <loext:graphic-properties draw:fill="none" draw:fill-color="#ffffff"/>
      <style:text-properties style:font-name="Times New Roman1" fo:font-size="12pt" style:font-size-asian="18pt" style:font-size-complex="18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center"/>
      <style:text-properties style:font-name="Times New Roman1" fo:font-size="12pt" style:font-size-asian="18pt" style:font-size-complex="18pt"/>
    </style:style>
    <style:style style:name="P11" style:family="paragraph">
      <loext:graphic-properties draw:fill="none"/>
      <style:paragraph-properties fo:text-align="center"/>
      <style:text-properties style:font-name="Times New Roman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8cm" svg:height="7.366cm" svg:x="15.034cm" svg:y="2.0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9cm" svg:height="0.962cm" svg:x="16.554cm" svg:y="1.394cm">
          <draw:text-box>
            <text:p text:style-name="P2">Drone 0</text:p>
          </draw:text-box>
        </draw:frame>
        <draw:custom-shape draw:style-name="gr3" draw:text-style-name="P1" draw:layer="layout" svg:width="2.032cm" svg:height="0.762cm" svg:x="15.589cm" svg:y="6.079cm">
          <text:p text:style-name="P4">IM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5" draw:id="id5" draw:layer="layout" svg:width="2.032cm" svg:height="0.762cm" svg:x="15.589cm" svg:y="2.491cm">
          <text:p text:style-name="P4">Vic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2.032cm" svg:height="0.762cm" svg:x="15.589cm" svg:y="7.275cm">
          <text:p text:style-name="P4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0" draw:id="id10" draw:layer="layout" svg:width="2.54cm" svg:height="0.762cm" svg:x="1.492cm" svg:y="2.498cm">
          <draw:glue-point draw:id="4" svg:x="-2.729cm" svg:y="4.753cm"/>
          <text:p text:style-name="P4">Vicon serv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4" draw:id="id4" draw:layer="layout" svg:width="4.191cm" svg:height="0.762cm" svg:x="5.429cm" svg:y="2.491cm">
          <text:p text:style-name="P4">Localiz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3" draw:id="id13" draw:layer="layout" svg:width="5.969cm" svg:height="7.647cm" svg:x="4.559cm" svg:y="2.083cm">
          <draw:glue-point draw:id="4" svg:x="4.783cm" svg:y="5.043cm"/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4.164cm" svg:height="0.962cm" svg:x="6.075cm" svg:y="1.394cm">
          <draw:text-box>
            <text:p text:style-name="P2">Base_station</text:p>
          </draw:text-box>
        </draw:frame>
        <draw:custom-shape draw:style-name="gr3" draw:text-style-name="P1" xml:id="id1" draw:id="id1" draw:layer="layout" svg:width="2.032cm" svg:height="0.762cm" svg:x="15.589cm" svg:y="4.013cm">
          <text:p text:style-name="P4">RGB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3" draw:id="id3" draw:layer="layout" svg:width="2.032cm" svg:height="0.762cm" svg:x="15.589cm" svg:y="4.883cm">
          <text:p text:style-name="P4">LRF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" draw:id="id2" draw:layer="layout" svg:width="4.191cm" svg:height="0.762cm" svg:x="5.429cm" svg:y="4.015cm">
          <draw:glue-point draw:id="4" svg:x="4.955cm" svg:y="2.834cm"/>
          <text:p text:style-name="P4">Mapp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4.191cm" svg:height="0.762cm" svg:x="5.445cm" svg:y="7.267cm">
          <text:p text:style-name="P4">Exploratio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5" draw:layer="layout" svg:x1="15.589cm" svg:y1="4.394cm" svg:x2="9.62cm" svg:y2="4.396cm" draw:start-shape="id1" draw:start-glue-point="3" draw:end-shape="id2" draw:end-glue-point="1" svg:d="M15589 4394h-2978v2h-2991" svg:viewBox="0 0 5970 3">
          <text:p/>
        </draw:connector>
        <draw:connector draw:style-name="gr9" draw:text-style-name="P5" draw:layer="layout" draw:line-skew="-2.229cm" svg:x1="15.589cm" svg:y1="5.264cm" svg:x2="9.6cm" svg:y2="4.611cm" draw:start-shape="id3" draw:start-glue-point="3" draw:end-shape="id2" draw:end-glue-point="4" svg:d="M15589 5264h-5207v-653h-782" svg:viewBox="0 0 5990 654">
          <text:p/>
        </draw:connector>
        <draw:connector draw:style-name="gr9" draw:text-style-name="P5" draw:layer="layout" svg:x1="9.62cm" svg:y1="2.872cm" svg:x2="15.589cm" svg:y2="2.872cm" draw:start-shape="id4" draw:start-glue-point="1" draw:end-shape="id5" draw:end-glue-point="3" svg:d="M9620 2872h5969" svg:viewBox="0 0 5970 1">
          <text:p/>
        </draw:connector>
        <draw:custom-shape draw:style-name="gr10" draw:text-style-name="P1" xml:id="id11" draw:id="id11" draw:layer="layout" svg:width="2.54cm" svg:height="1.016cm" svg:x="1.479cm" svg:y="4.326cm">
          <draw:glue-point draw:id="4" svg:x="-2.574cm" svg:y="-4.996cm"/>
          <text:p text:style-name="P4">Vicon tracker</text:p>
          <text:p text:style-name="P4">confi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7" draw:layer="layout" svg:width="3.029cm" svg:height="0.721cm" svg:x="11.367cm" svg:y="1.3cm">
          <draw:text-box>
            <text:p text:style-name="P6">11ac 5.0 GHz*</text:p>
          </draw:text-box>
        </draw:frame>
        <draw:g>
          <svg:title>TexMaths</svg:title>
          <svg:desc>12§latex§\begin{eqnarray*}
x_d, \dot{x}_d,\ddot{x}_d
\end{eqnarray*}§svg§600§FALSE§</svg:desc>
          <draw:polygon draw:style-name="gr12" draw:text-style-name="P8" draw:layer="layout" svg:width="1.663cm" svg:height="0.363cm" svg:x="12.02cm" svg:y="7.08cm" svg:viewBox="0 0 1664 364" draw:points="833,364 0,364 0,0 1664,0 1664,364">
            <text:p/>
          </draw:polygon>
          <draw:path draw:style-name="gr13" draw:text-style-name="P9" draw:layer="layout" svg:width="0.21cm" svg:height="0.191cm" svg:x="12.032cm" svg:y="7.175cm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-1-22-5 11-3 21-11 21-23s-10-16-17-16c-12 0-23 12-23 25 0 20 22 28 40 28 28 0 43-30 44-32 6 15 20 32 47 32 43 0 67-54 67-65 0-5-4-5-5-5-3 0-5 3-6 5-13 46-42 56-56 56-17 0-23-14-23-28 0-10 2-18 7-37z">
            <text:p/>
          </draw:path>
          <draw:path draw:style-name="gr13" draw:text-style-name="P9" draw:layer="layout" svg:width="0.151cm" svg:height="0.208cm" svg:x="12.278cm" svg:y="7.219cm" svg:viewBox="0 0 152 209" svg:d="M151 8c1 0 1-3 1-4 0-2-1-4-4-4-5 0-30 2-38 2-2 2-7 2-7 8 0 4 5 4 9 4 14 0 14 2 14 4s-1 5-1 7l-17 67c-7-9-17-16-31-16-39 0-77 40-77 84 0 29 19 49 44 49 17 0 32-8 44-20 4 18 22 20 30 20 10 0 18-6 24-16 6-12 9-29 9-30 0-3-3-3-3-3-5 0-5 1-8 9-3 15-9 32-21 32-7 0-10-6-10-15 0-6 0-8 1-12zM89 169c-3 9-10 15-16 20-2 2-14 12-27 12-11 0-22-8-22-29 0-16 8-48 16-60 13-24 28-28 37-28 20 0 26 22 26 25 0 1 0 4-1 5z">
            <text:p/>
          </draw:path>
          <draw:path draw:style-name="gr13" draw:text-style-name="P9" draw:layer="layout" svg:width="0.049cm" svg:height="0.126cm" svg:x="12.493cm" svg:y="7.317cm" svg:viewBox="0 0 50 127" svg:d="M50 44c0-27-10-44-27-44-15 0-23 11-23 23 0 11 8 23 23 23 5 0 11-3 15-6 2-2 2-2 3-2v6c0 33-15 58-29 72-5 4-5 5-5 6 0 4 3 5 4 5 5 0 39-32 39-83z">
            <text:p/>
          </draw:path>
          <draw:path draw:style-name="gr13" draw:text-style-name="P9" draw:layer="layout" svg:width="0.046cm" svg:height="0.045cm" svg:x="12.753cm" svg:y="7.079cm" svg:viewBox="0 0 47 46" svg:d="M47 23c0-12-11-23-24-23-15 0-23 12-23 23 0 12 10 23 23 23 14 0 24-12 24-23z">
            <text:p/>
          </draw:path>
          <draw:path draw:style-name="gr13" draw:text-style-name="P9" draw:layer="layout" svg:width="0.21cm" svg:height="0.191cm" svg:x="12.656cm" svg:y="7.175cm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-1-22-5 11-3 19-11 19-23s-8-16-15-16c-12 0-23 12-23 25 0 20 22 28 40 28 28 0 43-30 44-32 6 15 20 32 46 32 44 0 68-54 68-65 0-5-4-5-5-5-3 0-5 3-6 5-13 46-42 56-56 56-17 0-23-14-23-28 0-10 2-18 7-37z">
            <text:p/>
          </draw:path>
          <draw:path draw:style-name="gr13" draw:text-style-name="P9" draw:layer="layout" svg:width="0.151cm" svg:height="0.208cm" svg:x="12.902cm" svg:y="7.219cm" svg:viewBox="0 0 152 209" svg:d="M151 8c1 0 1-3 1-4 0-2-1-4-4-4-5 0-30 2-38 2-2 2-7 2-7 8 0 4 5 4 9 4 14 0 14 2 14 4s-1 5-1 7l-17 67c-7-9-17-16-31-16-39 0-77 40-77 84 0 29 19 49 44 49 17 0 32-8 44-20 4 18 22 20 30 20 10 0 18-6 24-16 6-12 9-29 9-30 0-3-3-3-5-3-3 0-3 1-6 9-3 15-9 32-21 32-9 0-10-6-10-15 0-6 0-8 1-12zM89 169c-3 9-10 15-16 20-2 2-14 12-27 12-11 0-22-8-22-29 0-16 8-48 16-60 13-24 28-28 37-28 20 0 26 22 26 25 0 1 0 4-1 5z">
            <text:p/>
          </draw:path>
          <draw:path draw:style-name="gr13" draw:text-style-name="P9" draw:layer="layout" svg:width="0.049cm" svg:height="0.126cm" svg:x="13.118cm" svg:y="7.317cm" svg:viewBox="0 0 50 127" svg:d="M50 44c0-27-10-44-27-44-15 0-23 11-23 23 0 11 8 23 23 23 5 0 11-3 15-6 2-2 2-2 3-2v6c0 33-15 58-29 72-5 4-5 5-5 6 0 4 3 5 4 5 5 0 39-32 39-83z">
            <text:p/>
          </draw:path>
          <draw:path draw:style-name="gr13" draw:text-style-name="P9" draw:layer="layout" svg:width="0.124cm" svg:height="0.042cm" svg:x="13.338cm" svg:y="7.079cm" svg:viewBox="0 0 125 43" svg:d="M42 22c0-11-8-22-20-22s-22 10-22 22 10 21 22 21 20-11 20-21zM125 22c0-12-10-22-22-22s-21 11-21 22c0 10 9 21 21 21s22-9 22-21z">
            <text:p/>
          </draw:path>
          <draw:path draw:style-name="gr13" draw:text-style-name="P9" draw:layer="layout" svg:width="0.21cm" svg:height="0.191cm" svg:x="13.281cm" svg:y="7.175cm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-1-22-5 11-3 19-11 19-23s-8-16-15-16c-12 0-23 12-23 25 0 20 22 28 40 28 28 0 43-30 44-32 6 15 20 32 46 32 44 0 68-54 68-65 0-5-4-5-5-5-3 0-5 3-6 5-13 46-42 56-56 56-17 0-23-14-23-28 0-10 2-18 7-37z">
            <text:p/>
          </draw:path>
          <draw:path draw:style-name="gr13" draw:text-style-name="P9" draw:layer="layout" svg:width="0.151cm" svg:height="0.208cm" svg:x="13.527cm" svg:y="7.219cm" svg:viewBox="0 0 152 209" svg:d="M151 8c1 0 1-3 1-4 0-2-1-4-4-4-5 0-30 2-38 2-2 2-7 2-7 8 0 4 5 4 9 4 14 0 14 2 14 4s-1 5-1 7l-18 67c-6-9-16-16-30-16-39 0-77 40-77 84 0 29 19 49 44 49 17 0 32-8 44-20 4 18 22 20 30 20 10 0 18-6 24-16 6-12 9-29 9-30 0-3-3-3-5-3-3 0-3 1-6 9-3 15-9 32-21 32-9 0-10-6-10-15 0-6 0-8 1-12zM89 169c-3 9-10 15-16 20-2 2-14 12-27 12-11 0-22-8-22-29 0-16 8-48 16-60 13-24 28-28 37-28 20 0 26 22 26 25 0 1 0 4-1 5z">
            <text:p/>
          </draw:path>
        </draw:g>
        <draw:g>
          <svg:title>TexMaths</svg:title>
          <svg:desc>14§display§\omega§svg§600§FALSE§</svg:desc>
          <draw:polygon draw:style-name="gr12" draw:text-style-name="P8" draw:layer="layout" svg:width="0.324cm" svg:height="0.239cm" svg:x="17.874cm" svg:y="6.382cm" svg:viewBox="0 0 325 240" draw:points="163,240 0,240 0,0 325,0 325,240">
            <text:p/>
          </draw:polygon>
          <draw:path draw:style-name="gr13" draw:text-style-name="P9" draw:layer="layout" svg:width="0.292cm" svg:height="0.252cm" svg:x="17.88cm" svg:y="6.374cm" svg:viewBox="0 0 293 253" svg:d="M293 40c0-26-9-40-20-40-12 0-25 13-25 27 0 5 1 11 7 16 8 9 17 23 17 47 0 22-9 54-24 81-15 23-34 42-57 42-28 0-44-20-48-50 5-14 17-51 17-67 0-6-3-12-9-12-4 0-10 1-14 9-5 11-11 48-11 68-17 27-36 52-67 52-32 0-44-33-44-64 0-70 51-128 51-136 0-7-4-11-9-11-7 0-9 7-14 12-25 41-43 108-43 160 0 38 11 79 52 79 35 0 59-27 75-59 6 34 24 59 55 59 39 0 63-33 81-76 12-27 30-103 30-137z">
            <text:p/>
          </draw:path>
        </draw:g>
        <draw:connector draw:style-name="gr14" draw:text-style-name="P10" draw:layer="layout" draw:line-skew="-1.721cm" svg:x1="9.636cm" svg:y1="7.648cm" svg:x2="15.589cm" svg:y2="7.656cm" draw:start-shape="id6" draw:start-glue-point="1" draw:end-shape="id7" draw:end-glue-point="3" svg:d="M9636 7648h1262v8h4691" svg:viewBox="0 0 5954 9">
          <text:p/>
        </draw:connector>
        <draw:g>
          <svg:title>TexMaths</svg:title>
          <svg:desc>14§display§\boldsymbol{z}_l§svg§600§FALSE§</svg:desc>
          <draw:polygon draw:style-name="gr12" draw:text-style-name="P8" draw:layer="layout" svg:width="0.42cm" svg:height="0.292cm" svg:x="17.859cm" svg:y="5.163cm" svg:viewBox="0 0 421 293" draw:points="210,293 0,293 0,0 421,0 421,293">
            <text:p/>
          </draw:polygon>
          <draw:path draw:style-name="gr13" draw:text-style-name="P9" draw:layer="layout" svg:width="0.244cm" svg:height="0.227cm" svg:x="17.88cm" svg:y="5.159cm" svg:viewBox="0 0 245 228" svg:d="M98 55c7 0 14 0 21 0 19-2 43-3 63-3-13 12-21 21-72 59-99 75-110 107-110 110 0 7 7 7 11 7 9 0 9-1 13-5 17-26 35-28 43-28 14 0 25 8 32 14 16 9 28 19 46 19 56 0 93-60 93-80 0-7-9-7-13-7-3 0-8 0-10 5-4 9-9 22-43 26-3 0-99 4-109 4 13-12 21-21 71-58 101-77 111-110 111-111 0-7-7-7-11-7-7 0-9 0-12 6-11 16-21 28-33 28-13 0-24-9-35-16-11-10-24-18-42-18-43 0-71 43-71 59 0 7 7 7 11 7s10 0 11-6c7-4 11-4 25-5z">
            <text:p/>
          </draw:path>
          <draw:path draw:style-name="gr13" draw:text-style-name="P9" draw:layer="layout" svg:width="0.077cm" svg:height="0.243cm" svg:x="18.174cm" svg:y="5.216cm" svg:viewBox="0 0 78 244" svg:d="M77 10c0 0 1-4 1-6 0-1-1-4-5-4-7 0-37 3-45 3-3 1-7 1-7 8 0 6 4 6 8 6 17 0 17 1 17 4s0 6-1 8l-44 171c-1 3-1 7-1 11 0 23 20 33 36 33 9 0 20-3 28-19 9-12 13-33 13-35 0-4-4-4-6-4-4 0-5 3-7 9-4 16-11 39-26 39-9 0-11-9-11-17 0-4 1-10 1-14z">
            <text:p/>
          </draw:path>
        </draw:g>
        <draw:g>
          <svg:title>TexMaths</svg:title>
          <svg:desc>14§display§\boldsymbol{I_{c}}§svg§600§FALSE§</svg:desc>
          <draw:polygon draw:style-name="gr12" draw:text-style-name="P8" draw:layer="layout" svg:width="0.451cm" svg:height="0.411cm" svg:x="17.81cm" svg:y="4.235cm" svg:viewBox="0 0 452 412" draw:points="227,412 0,412 0,0 452,0 452,412">
            <text:p/>
          </draw:polygon>
          <draw:path draw:style-name="gr13" draw:text-style-name="P9" draw:layer="layout" svg:width="0.261cm" svg:height="0.338cm" svg:x="17.828cm" svg:y="4.234cm" svg:viewBox="0 0 262 339" svg:d="M199 34c3-9 3-9 12-10 9 0 14 0 21 0h11c10 0 12-2 13-3 4-3 6-10 6-13 0-5-6-8-12-8-12 0-25 1-37 1-13 0-27 0-39 0-14 0-28 0-42 0-13 0-26-1-38-1-6 0-14 0-14 14 0 10 7 10 17 10h9c5 0 17 0 27 0l-71 281c-2 9-3 9-12 10-7 2-15 2-22 2h-10c-10 0-18 0-18 14 0 5 6 8 11 8 13 0 25-1 38-1s27 0 39 0c14 0 28 0 42 0 13 0 25 1 38 1 4 0 14 0 14-14 0-8-8-8-17-8h-10c-4 0-19-2-26-2z">
            <text:p/>
          </draw:path>
          <draw:path draw:style-name="gr13" draw:text-style-name="P9" draw:layer="layout" svg:width="0.178cm" svg:height="0.159cm" svg:x="18.08cm" svg:y="4.49cm" svg:viewBox="0 0 179 160" svg:d="M140 20c-13 7-15 19-15 25 0 8 5 18 19 18 16 0 28-14 28-29 0-20-19-34-54-34-77 0-118 53-118 97 0 63 70 63 87 63 19 0 36 0 54-6 21-6 38-18 38-25 0-3-8-11-11-11s-4 1-7 2c-8 9-24 24-76 24-11 0-42 0-42-33 0-7 6-49 24-72 10-14 28-24 51-24 11 0 21 5 22 5z">
            <text:p/>
          </draw:path>
        </draw:g>
        <draw:custom-shape draw:style-name="gr15" draw:text-style-name="P1" xml:id="id8" draw:id="id8" draw:layer="layout" svg:width="2.032cm" svg:height="0.743cm" svg:x="15.589cm" svg:y="8.471cm">
          <text:p text:style-name="P4">Comm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9" draw:id="id9" draw:layer="layout" svg:width="4.191cm" svg:height="0.762cm" svg:x="5.429cm" svg:y="8.463cm">
          <text:p text:style-name="P4">Data loggin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0" draw:layer="layout" draw:line-skew="-2.483cm" svg:x1="15.589cm" svg:y1="8.842cm" svg:x2="9.62cm" svg:y2="8.844cm" draw:start-shape="id8" draw:start-glue-point="3" draw:end-shape="id9" draw:end-glue-point="1" svg:d="M15589 8842h-5461v2h-508" svg:viewBox="0 0 5970 3">
          <text:p/>
        </draw:connector>
        <draw:custom-shape draw:style-name="gr17" draw:text-style-name="P1" xml:id="id12" draw:id="id12" draw:layer="layout" svg:width="5.08cm" svg:height="1.149cm" svg:x="15.034cm" svg:y="9.8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9cm" svg:height="0.962cm" svg:x="16.451cm" svg:y="10.065cm">
          <draw:text-box>
            <text:p text:style-name="P2">Drone 1</text:p>
          </draw:text-box>
        </draw:frame>
        <draw:line draw:style-name="gr18" draw:text-style-name="P11" draw:layer="layout" svg:x1="17.529cm" svg:y1="11.413cm" svg:x2="17.51cm" svg:y2="11.922cm">
          <text:p/>
        </draw:line>
        <draw:frame draw:style-name="gr11" draw:text-style-name="P7" draw:layer="layout" svg:width="4.244cm" svg:height="0.721cm" svg:x="10.654cm" svg:y="2.237cm">
          <draw:text-box>
            <text:p text:style-name="P6">tf::StampedTransform</text:p>
          </draw:text-box>
        </draw:frame>
        <draw:frame draw:style-name="gr11" draw:text-style-name="P7" draw:layer="layout" svg:width="3.956cm" svg:height="0.721cm" svg:x="10.798cm" svg:y="3.661cm">
          <draw:text-box>
            <text:p text:style-name="P6">sensor_msgs::Image</text:p>
          </draw:text-box>
        </draw:frame>
        <draw:frame draw:style-name="gr11" draw:text-style-name="P7" draw:layer="layout" svg:width="4.659cm" svg:height="0.721cm" svg:x="10.447cm" svg:y="4.431cm">
          <draw:text-box>
            <text:p text:style-name="P6">sensor_msgs::LaserScan</text:p>
          </draw:text-box>
        </draw:frame>
        <draw:frame draw:style-name="gr11" draw:text-style-name="P7" draw:layer="layout" svg:width="3.512cm" svg:height="0.721cm" svg:x="11.061cm" svg:y="6.45cm">
          <draw:text-box>
            <text:p text:style-name="P6">odroid::command</text:p>
          </draw:text-box>
        </draw:frame>
        <draw:frame draw:style-name="gr19" draw:text-style-name="P7" draw:layer="layout" svg:width="2.386cm" svg:height="0.721cm" svg:x="11.398cm" svg:y="8.079cm">
          <draw:text-box>
            <text:p text:style-name="P6">odroid::log</text:p>
          </draw:text-box>
        </draw:frame>
        <draw:g>
          <svg:title>TexMaths</svg:title>
          <svg:desc>14§display§x, \boldsymbol{R}§svg§600§FALSE§</svg:desc>
          <draw:polygon draw:style-name="gr12" draw:text-style-name="P8" draw:layer="layout" svg:width="0.929cm" svg:height="0.432cm" svg:x="17.819cm" svg:y="2.747cm" svg:viewBox="0 0 930 433" draw:points="465,433 0,433 0,0 930,0 930,433">
            <text:p/>
          </draw:polygon>
          <draw:path draw:style-name="gr13" draw:text-style-name="P9" draw:layer="layout" svg:width="0.245cm" svg:height="0.223cm" svg:x="17.833cm" svg:y="2.866cm" svg:viewBox="0 0 246 224" svg:d="M151 70c3-14 14-59 49-59 3 0 14 0 24 6-13 3-22 15-22 26 0 9 4 19 18 19 11 0 26-10 26-30 0-25-29-32-46-32-28 0-46 27-52 38-12-32-39-38-53-38-52 0-80 64-80 76 0 5 5 5 6 5 4 0 6-1 7-5 17-52 49-65 66-65 10 0 26 4 26 32 0 16-8 49-26 119-7 31-25 51-46 51-5 0-16 0-26-6 13-3 24-12 24-26s-11-19-19-19c-14 0-27 14-27 30 0 22 25 32 46 32 34 0 51-35 52-38 7 18 24 38 55 38 50 0 78-63 78-76 0-5-4-5-6-5-4 0-5 3-7 5-15 54-49 65-65 65-20 0-27-16-27-32 0-12 3-21 8-44z">
            <text:p/>
          </draw:path>
          <draw:path draw:style-name="gr13" draw:text-style-name="P9" draw:layer="layout" svg:width="0.058cm" svg:height="0.147cm" svg:x="18.141cm" svg:y="3.032cm" svg:viewBox="0 0 59 148" svg:d="M59 52c0-32-13-52-32-52-17 0-27 13-27 27 0 12 10 26 27 26 5 0 12-3 18-7 1-1 1-1 1-1 2 0 2 0 2 7 0 38-17 67-34 84-6 4-6 5-6 7 0 4 3 5 5 5 5 0 46-37 46-96z">
            <text:p/>
          </draw:path>
          <draw:path draw:style-name="gr13" draw:text-style-name="P9" draw:layer="layout" svg:width="0.413cm" svg:height="0.346cm" svg:x="18.339cm" svg:y="2.746cm" svg:viewBox="0 0 414 347" svg:d="M195 32c1-7 1-7 2-8 3 0 24 0 37 0 45 0 91 0 91 40 0 0-2 48-27 75-7 7-29 22-78 22h-58zM291 171c88-23 104-70 104-95 0-49-52-76-126-76h-172c-10 0-19 0-19 14 0 10 7 10 21 10 12 0 20 0 31 0l-71 281c-2 9-2 9-11 10-9 0-19 0-26 0-14 0-14 0-16 1-6 5-6 12-6 14 0 0 0 9 11 9 13 0 25-2 38-2 11 0 24 0 35 0 17 0 59 2 76 2 4 0 8 0 11-3 1-3 3-11 3-11 0-10-7-10-20-10-11 0-20 0-31 0l34-137h60c14 0 49 4 49 40 0 7-4 26-8 38-5 21-7 28-7 37 0 50 67 54 92 54 52 0 71-49 71-57 0-9-9-9-12-9-9 0-10 3-11 10-7 20-26 38-44 38-14 0-22-6-22-29 0-7 0-16 7-55 0-7 1-15 1-20 0-19-10-42-42-54z">
            <text:p/>
          </draw:path>
        </draw:g>
        <draw:g>
          <svg:title>TexMaths</svg:title>
          <svg:desc>14§display§\boldsymbol{f}, \boldsymbol{M}§svg§600§FALSE§</svg:desc>
          <draw:polygon draw:style-name="gr12" draw:text-style-name="P8" draw:layer="layout" svg:width="1.168cm" svg:height="0.436cm" svg:x="17.764cm" svg:y="7.45cm" svg:viewBox="0 0 1169 437" draw:points="585,437 0,437 0,0 1169,0 1169,437">
            <text:p/>
          </draw:polygon>
          <draw:path draw:style-name="gr13" draw:text-style-name="P9" draw:layer="layout" svg:width="0.278cm" svg:height="0.446cm" svg:x="17.795cm" svg:y="7.444cm" svg:viewBox="0 0 279 447" svg:d="M182 151h57c10 0 19 0 19-15 0-8-9-8-17-8h-56l17-90c1-9 1-10 7-14 5-6 11-6 14-6 7 0 11 0 16 3-11 6-21 20-21 32 0 16 13 23 26 23 19 0 35-17 35-37 0-25-26-39-56-39-24 0-51 10-69 36-11 19-14 38-24 92h-47c-10 0-19 0-19 14 0 9 9 9 17 9h45l-38 211c0 4-5 35-8 42-2 2-9 25-25 25-10 0-13-2-17-3 12-6 22-18 22-32 0-16-12-24-25-24-20 0-35 18-35 38 0 26 28 39 55 39 36 0 61-36 65-43 21-33 34-96 35-104z">
            <text:p/>
          </draw:path>
          <draw:path draw:style-name="gr13" draw:text-style-name="P9" draw:layer="layout" svg:width="0.058cm" svg:height="0.148cm" svg:x="18.141cm" svg:y="7.738cm" svg:viewBox="0 0 59 149" svg:d="M59 52c0-32-13-52-32-52-17 0-27 13-27 27 0 12 10 26 27 26 5 0 12-3 18-7 1-1 1-1 1-1 2 0 2 0 2 7 0 38-17 67-34 84-6 4-6 6-6 7 0 4 3 6 5 6 5 0 46-38 46-97z">
            <text:p/>
          </draw:path>
          <draw:path draw:style-name="gr13" draw:text-style-name="P9" draw:layer="layout" svg:width="0.576cm" svg:height="0.338cm" svg:x="18.338cm" svg:y="7.452cm" svg:viewBox="0 0 577 339" svg:d="M519 25c12-1 28-1 34-1 18 0 24 0 24-16 0-8-7-8-17-8h-87c-15 0-18 1-25 13l-186 263-52-262c-3-14-8-14-20-14h-93c-10 0-19 0-19 14 0 10 7 10 21 10 12 0 20 0 31 0l-70 276c-1 10-1 11-14 12-12 5-26 5-28 5-10 0-18 0-18 14 0 2 3 8 10 8 18 0 36-1 54-1 13 0 45 1 56 1 5 0 14 0 14-14 0-8-8-8-15-8-6 0-22 0-34-6l69-280h1l59 294c2 7 3 14 14 14 10 0 14-6 17-11l214-304-70 281c-1 9-3 9-11 10-8 2-18 2-27 2-12 0-14 0-15 0-6 4-6 11-6 14 0 0 0 8 10 8 13 0 25-1 37-1 11 0 23 0 35 0s25 0 37 0 24 1 35 1c5 0 9 0 10-3 3-3 4-11 4-11 0-8-7-8-21-8-9 0-19-2-29-2z">
            <text:p/>
          </draw:path>
        </draw:g>
        <draw:custom-shape draw:style-name="gr17" draw:text-style-name="P1" xml:id="id14" draw:id="id14" draw:layer="layout" svg:width="5.08cm" svg:height="1.149cm" svg:x="15.034cm" svg:y="12.18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29cm" svg:height="0.962cm" svg:x="16.452cm" svg:y="12.465cm">
          <draw:text-box>
            <text:p text:style-name="P2">Drone N</text:p>
          </draw:text-box>
        </draw:frame>
        <draw:connector draw:style-name="gr20" draw:text-style-name="P11" draw:layer="layout" draw:type="line" svg:x1="4.032cm" svg:y1="2.879cm" svg:x2="5.429cm" svg:y2="2.872cm" draw:start-shape="id10" draw:start-glue-point="1" draw:end-shape="id4" draw:end-glue-point="3" svg:d="M4032 2879l1397-7" svg:viewBox="0 0 1398 8">
          <text:p/>
        </draw:connector>
        <draw:connector draw:style-name="gr20" draw:text-style-name="P11" draw:layer="layout" draw:type="line" svg:x1="2.749cm" svg:y1="4.326cm" svg:x2="2.762cm" svg:y2="3.26cm" draw:start-shape="id11" draw:start-glue-point="0" draw:end-shape="id10" draw:end-glue-point="2" svg:d="M2749 4326l13-1066" svg:viewBox="0 0 14 1067">
          <text:p/>
        </draw:connector>
        <draw:frame draw:style-name="gr11" draw:text-style-name="P7" draw:layer="layout" svg:width="10.696cm" svg:height="1.661cm" svg:x="1.735cm" svg:y="11.423cm">
          <draw:text-box>
            <text:p text:style-name="P6">*Wireless comm. hardware:</text:p>
            <text:p text:style-name="P6"><text:tab/>Basestation router: NETGEAR Nighthawk X4S</text:p>
            <text:p text:style-name="P6"><text:tab/>Drone USB WiFi: TP-Link Archer T4U (~867Mbps)</text:p>
          </draw:text-box>
        </draw:frame>
        <draw:connector draw:style-name="gr21" draw:text-style-name="P11" draw:layer="layout" draw:type="line" svg:x1="15.034cm" svg:y1="10.457cm" svg:x2="10.397cm" svg:y2="9.73cm" draw:start-shape="id12" draw:start-glue-point="3" draw:end-shape="id13" draw:end-glue-point="4" svg:d="M15034 10457l-4637-727" svg:viewBox="0 0 4638 728">
          <text:p/>
        </draw:connector>
        <draw:connector draw:style-name="gr22" draw:text-style-name="P11" draw:layer="layout" draw:type="line" svg:x1="10.397cm" svg:y1="9.73cm" svg:x2="15.034cm" svg:y2="12.757cm" draw:start-shape="id13" draw:start-glue-point="4" draw:end-shape="id14" draw:end-glue-point="3" svg:d="M10397 9730l4637 3027" svg:viewBox="0 0 4638 302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7T13:36:36.279590735</meta:creation-date>
    <dc:date>2017-02-28T11:29:04.277549256</dc:date>
    <meta:editing-duration>PT1H45M35S</meta:editing-duration>
    <meta:editing-cycles>12</meta:editing-cycles>
    <meta:generator>LibreOffice/5.1.6.2$Linux_X86_64 LibreOffice_project/10m0$Build-2</meta:generator>
    <meta:document-statistic meta:object-count="70"/>
  </office:meta>
</office:document-meta>
</file>